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Liberation Serif" fo:font-size="12pt" officeooo:rsid="0009623e" officeooo:paragraph-rsid="000bfe0b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style="normal" fo:font-weight="bold" officeooo:rsid="0009f305" officeooo:paragraph-rsid="0009f305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style="normal" fo:font-weight="normal" officeooo:rsid="0009f305" officeooo:paragraph-rsid="0009f30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ccanthis ADF Std" fo:font-size="12pt" officeooo:rsid="000dbdc2" officeooo:paragraph-rsid="000dbdc2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ccanthis ADF Std" fo:font-size="12pt" officeooo:rsid="0009623e" officeooo:paragraph-rsid="0009623e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Accanthis ADF Std" fo:font-size="12pt" fo:font-weight="bold" officeooo:rsid="000dbdc2" officeooo:paragraph-rsid="000dbdc2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Accanthis ADF Std" fo:font-size="14pt" fo:font-weight="bold" officeooo:rsid="0009623e" officeooo:paragraph-rsid="0009623e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Accanthis ADF Std" fo:font-size="14pt" fo:font-weight="bold" officeooo:rsid="000c969a" officeooo:paragraph-rsid="000c969a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line-height="150%" fo:text-align="justify" style:justify-single-word="false"/>
      <style:text-properties style:font-name="Accanthis ADF Std" fo:font-size="12pt" officeooo:rsid="000dbdc2" officeooo:paragraph-rsid="000dbdc2" style:font-size-asian="12pt" style:font-size-complex="12pt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officeooo:rsid="000e790d"/>
    </style:style>
    <style:style style:name="T7" style:family="text">
      <style:text-properties officeooo:rsid="0010124e"/>
    </style:style>
    <style:style style:name="T8" style:family="text">
      <style:text-properties officeooo:rsid="0014f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upo 2</text:p>
      <text:p text:style-name="P3">Nome: Gustavo Chicato Wandeur – nº USP: 7557797</text:p>
      <text:p text:style-name="P3">Nome: Leonardo Pereira Macedo <text:s/>– nº USP: 8536065</text:p>
      <text:p text:style-name="P7"/>
      <text:p text:style-name="P7"/>
      <text:p text:style-name="P8">Reconhecimento Automático de Insetos</text:p>
      <text:p text:style-name="P5"/>
      <text:p text:style-name="P1"/>
      <text:p text:style-name="P4"><text:tab/>Insetos são vistos constantemente como prejudiciais ao ser humano. A despeito disso, <text:span text:style-name="T3">diversos deles são benéficos ao ecossistema e, em última instância, ao homem.</text:span> <text:span text:style-name="T6">Isso</text:span> justifica o desenvolvimento de um método seletivo que consiga, p<text:span text:style-name="T8">ela</text:span> distinção entre espécies, impedir ou eliminar as nocivas, ao mesmo tempo em que se preserva as úteis para o meio ambiente. </text:p>
      <text:p text:style-name="P4"/>
      <text:p text:style-name="P4"><text:tab/><text:span text:style-name="T6">Assim,</text:span> é necessária a utilização de tecnologias que distinguam insetos de forma eficiente e automática. Umas dessas consiste em sensores de identificação que, por meio de um feixe laser, realizam a análise dos artrópodes à distância (Batista et al., 2011). </text:p>
      <text:p text:style-name="P4"/>
      <text:p text:style-name="P4"><text:tab/>O sistema consiste na captação de frequências geradas pelo movimento dos insetos. <text:span text:style-name="T8">Através </text:span>de uma série de critérios matemáticos e estatísticos, aplicados a um grande rol de indivíduos, geram-<text:span text:style-name="T7">se</text:span> resultados que permitem categorizar satisfatoriamente as <text:span text:style-name="T7">diversas</text:span> espécies a passarem pelo sensor.</text:p>
      <text:p text:style-name="P4"/>
      <text:p text:style-name="P4"><text:tab/><text:span text:style-name="T6">Este trabalho traz a experimentação com dois diferentes classificadores para os dados recebidos: similaridade e características intrinsecas. Resultados indicam que o</text:span> projeto constitui-se numa solução simples e econômica, cujo custo-benefício supera até mesmo o dos algoritmos mais sofisticados, mostrando-se de grande importância computac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" svg:font-family="'Accanthis ADF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13:32:55.028803626</dc:date>
    <meta:editing-duration>PT29M12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200" meta:character-count="1394" meta:non-whitespace-character-count="1193"/>
  </office:meta>
</office:document-meta>
</file>